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34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w/reseller discount (est)</text:p>
          </table:table-cell>
          <table:table-cell table:style-name="ce2" office:value-type="string" calcext:value-type="string">
            <text:p>Alternate sourcing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style-name="ce4" table:formula="of:=[.F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style-name="ce4" table:formula="of:=80" office:value-type="currency" office:currency="USD" office:value="80" calcext:value-type="currency">
            <text:p>$8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style-name="ce4" table:formula="of:=[.F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style-name="ce4" table:formula="of:=[.F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style-name="ce4" table:formula="of:=[.F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style-name="ce4" table:formula="of:=[.F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style-name="ce4" table:formula="of:=[.F15]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style-name="ce4" table:formula="of:=[.F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style-name="ce4" table:formula="of:=[.F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style-name="ce4" table:formula="of:=[.F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style-name="ce4" table:formula="of:=[.F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style-name="ce4" table:formula="of:=[.F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style-name="ce4" table:formula="of:=[.F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style-name="ce4" table:formula="of:=[.F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style-name="ce4" table:formula="of:=[.F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style-name="ce4" table:formula="of:=[.F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style-name="ce4" table:formula="of:=[.F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style-name="ce4" table:formula="of:=[.F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style-name="ce4" table:formula="of:=[.F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style-name="ce4" table:formula="of:=[.F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style-name="ce4" table:formula="of:=[.F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style-name="ce4" table:formula="of:=[.F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style-name="ce4" table:formula="of:=[.F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style-name="ce4" table:formula="of:=[.F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style-name="ce4" table:formula="of:=[.F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style-name="ce4" table:formula="of:=SUM([.G6:.G33])" office:value-type="currency" office:currency="USD" office:value="176.548920472441" calcext:value-type="currency">
            <text:p>$176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E32]" office:value-type="currency" office:currency="USD" office:value="321.879674440695" calcext:value-type="currency">
            <text:p>$321.88</text:p>
          </table:table-cell>
          <table:table-cell table:style-name="ce7" table:formula="of:=[.F35]+['printed parts'.E32]" office:value-type="currency" office:currency="USD" office:value="290.754674440695" calcext:value-type="currency">
            <text:p>$290.75</text:p>
          </table:table-cell>
          <table:table-cell table:style-name="ce7" table:formula="of:=[.G35]+['printed parts'.E32]" office:value-type="currency" office:currency="USD" office:value="236.754674440695" calcext:value-type="currency">
            <text:p>$236.75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5" table:default-cell-style-name="Default"/>
        <table:table-row table:style-name="ro1">
          <table:table-cell table:style-name="ce8" office:value-type="string" calcext:value-type="string" table:number-columns-spanned="9" table:number-rows-spanned="1">
            <text:p>Copyright 2017 by the Colorado Printing Project, ltd. CC-BY-SA 4.0</text:p>
          </table:table-cell>
          <table:covered-table-cell table:number-columns-repeated="8" table:style-name="ce9"/>
          <table:table-cell table:style-name="ce9" table:number-columns-repeated="1015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table:number-columns-repeated="1013"/>
        </table:table-row>
        <table:table-row table:style-name="ro5">
          <table:table-cell table:style-name="ce10" table:number-columns-repeated="1024"/>
        </table:table-row>
        <table:table-row table:style-name="ro1">
          <table:table-cell office:value-type="string" calcext:value-type="string">
            <text:p>Twoolhead mount</text:p>
          </table:table-cell>
          <table:table-cell table:style-name="ce4" table:formula="of:=([.D4]/1000)*[.$C$21]+([.F4]/60)*[.$C$28]+([.H4]/60)*[.$C$27]" office:value-type="currency" office:currency="USD" office:value="5.95535714285714" calcext:value-type="currency">
            <text:p>$5.96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D4]*[.C4]" office:value-type="float" office:value="44" calcext:value-type="float">
            <text:p>44</text:p>
          </table:table-cell>
          <table:table-cell table:formula="of:==225/2" office:value-type="float" office:value="112.5" calcext:value-type="float">
            <text:p>112.5</text:p>
          </table:table-cell>
          <table:table-cell table:formula="of:=[.F4]*[.C4]" office:value-type="float" office:value="112.5" calcext:value-type="float">
            <text:p>112.5</text:p>
          </table:table-cell>
          <table:table-cell table:formula="of:=10/2" office:value-type="float" office:value="5" calcext:value-type="float">
            <text:p>5</text:p>
          </table:table-cell>
          <table:table-cell table:formula="of:=[.H4]*[.C4]" office:value-type="float" office:value="5" calcext:value-type="float">
            <text:p>5</text:p>
          </table:table-cell>
          <table:table-cell table:formula="of:=[.E4]/([.F4]/60)" office:value-type="float" office:value="23.4666666666667" calcext:value-type="float">
            <text:p>23.4666666666667</text:p>
          </table:table-cell>
          <table:table-cell table:style-name="ce4" table:formula="of:=[.B4]/[.D4]" office:value-type="currency" office:currency="USD" office:value="0.135349025974026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mount</text:p>
          </table:table-cell>
          <table:table-cell table:style-name="ce4" table:formula="of:=([.D5]/1000)*[.$C$21]+([.F5]/60)*[.$C$28]+([.H5]/60)*[.$C$27]" office:value-type="currency" office:currency="USD" office:value="4.57738095238095" calcext:value-type="currency">
            <text:p>$4.58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D5]*[.C5]" office:value-type="float" office:value="64" calcext:value-type="float">
            <text:p>64</text:p>
          </table:table-cell>
          <table:table-cell table:formula="of:=150/2" office:value-type="float" office:value="75" calcext:value-type="float">
            <text:p>75</text:p>
          </table:table-cell>
          <table:table-cell table:formula="of:=[.F5]*[.C5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H5]*[.C5]" office:value-type="float" office:value="10" calcext:value-type="float">
            <text:p>10</text:p>
          </table:table-cell>
          <table:table-cell table:formula="of:=[.E5]/([.F5]/60)" office:value-type="float" office:value="51.2" calcext:value-type="float">
            <text:p>51.2</text:p>
          </table:table-cell>
          <table:table-cell table:style-name="ce4" table:formula="of:=[.B5]/[.D5]" office:value-type="currency" office:currency="USD" office:value="0.143043154761905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body</text:p>
          </table:table-cell>
          <table:table-cell table:style-name="ce4" table:formula="of:=([.D6]/1000)*[.$C$21]+([.F6]/60)*[.$C$28]+([.H6]/60)*[.$C$27]" office:value-type="currency" office:currency="USD" office:value="6.19246031746032" calcext:value-type="currency">
            <text:p>$6.19</text:p>
          </table:table-cell>
          <table:table-cell office:value-type="float" office:value="2" calcext:value-type="float">
            <text:p>2</text:p>
          </table:table-cell>
          <table:table-cell table:formula="of:=41" office:value-type="float" office:value="41" calcext:value-type="float">
            <text:p>41</text:p>
          </table:table-cell>
          <table:table-cell table:formula="of:=[.D6]*[.C6]" office:value-type="float" office:value="82" calcext:value-type="float">
            <text:p>82</text:p>
          </table:table-cell>
          <table:table-cell table:formula="of:=200/2" office:value-type="float" office:value="100" calcext:value-type="float">
            <text:p>100</text:p>
          </table:table-cell>
          <table:table-cell table:formula="of:=[.F6]*[.C6]" office:value-type="float" office:value="200" calcext:value-type="float">
            <text:p>200</text:p>
          </table:table-cell>
          <table:table-cell table:formula="of:=15/2" office:value-type="float" office:value="7.5" calcext:value-type="float">
            <text:p>7.5</text:p>
          </table:table-cell>
          <table:table-cell table:formula="of:=[.H6]*[.C6]" office:value-type="float" office:value="15" calcext:value-type="float">
            <text:p>15</text:p>
          </table:table-cell>
          <table:table-cell table:formula="of:=[.E6]/([.F6]/60)" office:value-type="float" office:value="49.2" calcext:value-type="float">
            <text:p>49.2</text:p>
          </table:table-cell>
          <table:table-cell table:style-name="ce4" table:formula="of:=[.B6]/[.D6]" office:value-type="currency" office:currency="USD" office:value="0.151035617499032" calcext:value-type="currency">
            <text:p>$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fan</text:p>
          </table:table-cell>
          <table:table-cell table:style-name="ce4" table:formula="of:=([.D7]/1000)*[.$C$21]+([.F7]/60)*[.$C$28]+([.H7]/60)*[.$C$27]" office:value-type="currency" office:currency="USD" office:value="2.80555555555556" calcext:value-type="currency">
            <text:p>$2.81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D7]*[.C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F7]*[.C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H7]*[.C7]" office:value-type="float" office:value="10" calcext:value-type="float">
            <text:p>10</text:p>
          </table:table-cell>
          <table:table-cell table:formula="of:=[.E7]/([.F7]/60)" office:value-type="float" office:value="42" calcext:value-type="float">
            <text:p>42</text:p>
          </table:table-cell>
          <table:table-cell table:style-name="ce4" table:formula="of:=[.B7]/[.D7]" office:value-type="currency" office:currency="USD" office:value="0.200396825396826" calcext:value-type="currency">
            <text:p>$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tsink fan brace</text:p>
          </table:table-cell>
          <table:table-cell table:style-name="ce4" table:formula="of:=([.D8]/1000)*[.$C$21]+([.F8]/60)*[.$C$28]+([.H8]/60)*[.$C$27]" office:value-type="currency" office:currency="USD" office:value="4.71428571428571" calcext:value-type="currency">
            <text:p>$4.7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D8]*[.C8]" office:value-type="float" office:value="62" calcext:value-type="float">
            <text:p>62</text:p>
          </table:table-cell>
          <table:table-cell table:formula="of:=180/2" office:value-type="float" office:value="90" calcext:value-type="float">
            <text:p>90</text:p>
          </table:table-cell>
          <table:table-cell table:formula="of:=[.F8]*[.C8]" office:value-type="float" office:value="180" calcext:value-type="float">
            <text:p>180</text:p>
          </table:table-cell>
          <table:table-cell table:formula="of:=10/2" office:value-type="float" office:value="5" calcext:value-type="float">
            <text:p>5</text:p>
          </table:table-cell>
          <table:table-cell table:formula="of:=[.H8]*[.C8]" office:value-type="float" office:value="10" calcext:value-type="float">
            <text:p>10</text:p>
          </table:table-cell>
          <table:table-cell table:formula="of:=[.E8]/([.F8]/60)" office:value-type="float" office:value="41.3333333333333" calcext:value-type="float">
            <text:p>41.3333333333333</text:p>
          </table:table-cell>
          <table:table-cell table:style-name="ce4" table:formula="of:=[.B8]/[.D8]" office:value-type="currency" office:currency="USD" office:value="0.152073732718894" calcext:value-type="currency">
            <text:p>$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ch hittermabob</text:p>
          </table:table-cell>
          <table:table-cell table:style-name="ce4" table:formula="of:=([.D9]/1000)*[.$C$21]+([.F9]/60)*[.$C$28]+([.H9]/60)*[.$C$27]" office:value-type="currency" office:currency="USD" office:value="1.0428571428571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38/5" office:value-type="float" office:value="7.6" calcext:value-type="float">
            <text:p>7.6</text:p>
          </table:table-cell>
          <table:table-cell table:formula="of:=[.D9]*[.C9]" office:value-type="float" office:value="7.6" calcext:value-type="float">
            <text:p>7.6</text:p>
          </table:table-cell>
          <table:table-cell table:formula="of:=180/10" office:value-type="float" office:value="18" calcext:value-type="float">
            <text:p>18</text:p>
          </table:table-cell>
          <table:table-cell table:formula="of:=[.F9]*[.C9]" office:value-type="float" office:value="18" calcext:value-type="float">
            <text:p>18</text:p>
          </table:table-cell>
          <table:table-cell table:formula="of:=10/10" office:value-type="float" office:value="1" calcext:value-type="float">
            <text:p>1</text:p>
          </table:table-cell>
          <table:table-cell table:formula="of:=[.H9]*[.C9]" office:value-type="float" office:value="1" calcext:value-type="float">
            <text:p>1</text:p>
          </table:table-cell>
          <table:table-cell table:formula="of:=[.E9]/([.F9]/60)" office:value-type="float" office:value="25.3333333333333" calcext:value-type="float">
            <text:p>25.3333333333333</text:p>
          </table:table-cell>
          <table:table-cell table:style-name="ce4" table:formula="of:=[.B9]/[.D9]" office:value-type="currency" office:currency="USD" office:value="0.137218045112782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all HBG</text:p>
          </table:table-cell>
          <table:table-cell table:style-name="ce4" table:formula="of:=([.D10]/1000)*[.$C$21]+([.F10]/60)*[.$C$28]+([.H10]/60)*[.$C$27]" office:value-type="currency" office:currency="USD" office:value="1.7093253968254" calcext:value-type="currency">
            <text:p>$1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]*[.C10]" office:value-type="float" office:value="8" calcext:value-type="float">
            <text:p>8</text:p>
          </table:table-cell>
          <table:table-cell table:formula="of:=25/2" office:value-type="float" office:value="12.5" calcext:value-type="float">
            <text:p>12.5</text:p>
          </table:table-cell>
          <table:table-cell table:formula="of:=[.F10]*[.C10]" office:value-type="float" office:value="25" calcext:value-type="float">
            <text:p>25</text:p>
          </table:table-cell>
          <table:table-cell table:formula="of:=10/2" office:value-type="float" office:value="5" calcext:value-type="float">
            <text:p>5</text:p>
          </table:table-cell>
          <table:table-cell table:formula="of:=[.H10]*[.C10]" office:value-type="float" office:value="10" calcext:value-type="float">
            <text:p>10</text:p>
          </table:table-cell>
          <table:table-cell table:formula="of:=[.E10]/([.F10]/60)" office:value-type="float" office:value="38.4" calcext:value-type="float">
            <text:p>38.4</text:p>
          </table:table-cell>
          <table:table-cell table:style-name="ce4" table:formula="of:=[.B10]/[.D10]" office:value-type="currency" office:currency="USD" office:value="0.42733134920635" calcext:value-type="currency">
            <text:p>$0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rge HBG</text:p>
          </table:table-cell>
          <table:table-cell table:style-name="ce4" table:formula="of:=([.D11]/1000)*[.$C$21]+([.F11]/60)*[.$C$28]+([.H11]/60)*[.$C$27]" office:value-type="currency" office:currency="USD" office:value="3.72619047619048" calcext:value-type="currency">
            <text:p>$3.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D11]*[.C11]" office:value-type="float" office:value="46" calcext:value-type="float">
            <text:p>46</text:p>
          </table:table-cell>
          <table:table-cell table:formula="of:=120/2" office:value-type="float" office:value="60" calcext:value-type="float">
            <text:p>60</text:p>
          </table:table-cell>
          <table:table-cell table:formula="of:=[.F11]*[.C11]" office:value-type="float" office:value="120" calcext:value-type="float">
            <text:p>120</text:p>
          </table:table-cell>
          <table:table-cell table:formula="of:=10/2" office:value-type="float" office:value="5" calcext:value-type="float">
            <text:p>5</text:p>
          </table:table-cell>
          <table:table-cell table:formula="of:=[.H11]*[.C11]" office:value-type="float" office:value="10" calcext:value-type="float">
            <text:p>10</text:p>
          </table:table-cell>
          <table:table-cell table:formula="of:=[.E11]/([.F11]/60)" office:value-type="float" office:value="46" calcext:value-type="float">
            <text:p>46</text:p>
          </table:table-cell>
          <table:table-cell table:style-name="ce4" table:formula="of:=[.B11]/[.D11]" office:value-type="currency" office:currency="USD" office:value="0.162008281573499" calcext:value-type="currency">
            <text:p>$0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idler</text:p>
          </table:table-cell>
          <table:table-cell table:style-name="ce4" table:formula="of:=([.D12]/1000)*[.$C$21]+([.F12]/60)*[.$C$28]+([.H12]/60)*[.$C$27]" office:value-type="currency" office:currency="USD" office:value="1.46666666666667" calcext:value-type="currency">
            <text:p>$1.47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D12]*[.C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F12]*[.C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H12]*[.C12]" office:value-type="float" office:value="2" calcext:value-type="float">
            <text:p>2</text:p>
          </table:table-cell>
          <table:table-cell table:formula="of:=[.E12]/([.F12]/60)" office:value-type="float" office:value="44.8" calcext:value-type="float">
            <text:p>44.8</text:p>
          </table:table-cell>
          <table:table-cell table:style-name="ce4" table:formula="of:=[.B12]/[.D12]" office:value-type="currency" office:currency="USD" office:value="0.130952380952381" calcext:value-type="currency">
            <text:p>$0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latch</text:p>
          </table:table-cell>
          <table:table-cell table:style-name="ce4" table:formula="of:=([.D13]/1000)*[.$C$21]+([.F13]/60)*[.$C$28]+([.H13]/60)*[.$C$27]" office:value-type="currency" office:currency="USD" office:value="0.539880952380952" calcext:value-type="currency">
            <text:p>$0.54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D13]*[.C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F13]*[.C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H13]*[.C13]" office:value-type="float" office:value="2" calcext:value-type="float">
            <text:p>2</text:p>
          </table:table-cell>
          <table:table-cell table:formula="of:=[.E13]/([.F13]/60)" office:value-type="float" office:value="41.6" calcext:value-type="float">
            <text:p>41.6</text:p>
          </table:table-cell>
          <table:table-cell table:style-name="ce4" table:formula="of:=[.B13]/[.D13]" office:value-type="currency" office:currency="USD" office:value="0.20764652014652" calcext:value-type="currency">
            <text:p>$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side wiper mount</text:p>
          </table:table-cell>
          <table:table-cell table:style-name="ce4" table:formula="of:=([.D14]/1000)*[.$C$21]+([.F14]/60)*[.$C$28]+([.H14]/60)*[.$C$27]" office:value-type="currency" office:currency="USD" office:value="1.74404761904762" calcext:value-type="currency">
            <text:p>$1.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]*[.C14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F14]*[.C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14]*[.C14]" office:value-type="float" office:value="1" calcext:value-type="float">
            <text:p>1</text:p>
          </table:table-cell>
          <table:table-cell table:formula="of:=[.E14]/([.F14]/60)" office:value-type="float" office:value="72" calcext:value-type="float">
            <text:p>72</text:p>
          </table:table-cell>
          <table:table-cell table:style-name="ce4" table:formula="of:=[.B14]/[.D14]" office:value-type="currency" office:currency="USD" office:value="0.0968915343915344" calcext:value-type="currency">
            <text:p>$0.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1"/>
          <table:table-cell table:style-name="ce11" table:formula="of:=SUM([.C4:.C14])" office:value-type="float" office:value="19" calcext:value-type="float">
            <text:p>19</text:p>
          </table:table-cell>
          <table:table-cell table:style-name="ce14" table:formula="of:=SUM([.D4:.D14])" office:value-type="float" office:value="228.4" calcext:value-type="float">
            <text:p>228</text:p>
          </table:table-cell>
          <table:table-cell table:style-name="ce14" table:formula="of:=SUM([.E4:.E14])" office:value-type="float" office:value="387.2" calcext:value-type="float">
            <text:p>387</text:p>
          </table:table-cell>
          <table:table-cell table:style-name="ce14" table:formula="of:=SUM([.F4:.F14])" office:value-type="float" office:value="560.5" calcext:value-type="float">
            <text:p>561</text:p>
          </table:table-cell>
          <table:table-cell table:style-name="ce14" table:formula="of:=SUM([.G4:.G14])" office:value-type="float" office:value="975.5" calcext:value-type="float">
            <text:p>976</text:p>
          </table:table-cell>
          <table:table-cell table:style-name="ce14" table:formula="of:=SUM([.H4:.H14])" office:value-type="float" office:value="41.5" calcext:value-type="float">
            <text:p>42</text:p>
          </table:table-cell>
          <table:table-cell table:style-name="ce11" table:formula="of:=SUM([.I4:.I14])" office:value-type="float" office:value="76" calcext:value-type="float">
            <text:p>76</text:p>
          </table:table-cell>
          <table:table-cell table:style-name="ce14" table:formula="of:=AVERAGE([.J4:.J14])" office:value-type="float" office:value="43.2121212121212" calcext:value-type="float">
            <text:p>43</text:p>
          </table:table-cell>
          <table:table-cell table:style-name="ce6" table:formula="of:=AVERAGE([.K4:.K14])" office:value-type="currency" office:currency="USD" office:value="0.176722406157614" calcext:value-type="currency">
            <text:p>$0.18</text:p>
          </table:table-cell>
          <table:table-cell table:style-name="ce11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Filament cost per kg</text:p>
          </table:table-cell>
          <table:table-cell table:style-name="ce11"/>
          <table:table-cell table:number-columns-repeated="2"/>
          <table:table-cell table:style-name="ce15" office:value-type="string" calcext:value-type="string" table:number-columns-spanned="2" table:number-rows-spanned="1">
            <text:p>Filament cost total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T</text:p>
          </table:table-cell>
          <table:table-cell/>
          <table:table-cell table:style-name="ce4" table:formula="of:=50/0.7" office:value-type="currency" office:currency="USD" office:value="71.4285714285714" calcext:value-type="currency">
            <text:p>$71.43</text:p>
          </table:table-cell>
          <table:table-cell/>
          <table:table-cell table:style-name="ce4" table:formula="of:=([.$E$16]/1000)*[.C21]" office:value-type="currency" office:currency="USD" office:value="27.6571428571428" calcext:value-type="currency">
            <text:p>$27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table:style-name="ce4" office:value-type="currency" office:currency="USD" office:value="40" calcext:value-type="currency">
            <text:p>$40.00</text:p>
          </table:table-cell>
          <table:table-cell/>
          <table:table-cell table:style-name="ce4" table:formula="of:=([.$E$16]/1000)*[.C22]" office:value-type="currency" office:currency="USD" office:value="15.488" calcext:value-type="currency">
            <text:p>$1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OVA-1800</text:p>
          </table:table-cell>
          <table:table-cell/>
          <table:table-cell table:style-name="ce4" table:formula="of:=80" office:value-type="currency" office:currency="USD" office:value="80" calcext:value-type="currency">
            <text:p>$80.00</text:p>
          </table:table-cell>
          <table:table-cell/>
          <table:table-cell table:style-name="ce4" table:formula="of:=([.$E$16]/1000)*[.C23]" office:value-type="currency" office:currency="USD" office:value="30.976" calcext:value-type="currency">
            <text:p>$30.9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Labor &amp; equipment cost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Labor 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flip rate per hr</text:p>
          </table:table-cell>
          <table:table-cell/>
          <table:table-cell table:style-name="ce4" office:value-type="currency" office:currency="USD" office:value="15" calcext:value-type="currency">
            <text:p>$15.00</text:p>
          </table:table-cell>
          <table:table-cell/>
          <table:table-cell table:style-name="ce4" table:formula="of:=([.I16]/60)*[.C27]" office:value-type="currency" office:currency="USD" office:value="19" calcext:value-type="currency">
            <text:p>$1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cost per hr</text:p>
          </table:table-cell>
          <table:table-cell/>
          <table:table-cell table:style-name="ce4"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G16]/60)*[.C28]" office:value-type="currency" office:currency="USD" office:value="13.5486111111111" calcext:value-type="currency">
            <text:p>$13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 table:formula="of:=[.E21]+[.E27]+[.E28]" office:value-type="currency" office:currency="USD" office:value="60.2057539682539" calcext:value-type="currency">
            <text:p>$60.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inter hours</text:p>
          </table:table-cell>
          <table:table-cell office:value-type="string" calcext:value-type="string">
            <text:p>Printer weeks</text:p>
          </table:table-cell>
          <table:table-cell office:value-type="string" calcext:value-type="string">
            <text:p>W/ 4 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 units</text:p>
          </table:table-cell>
          <table:table-cell table:style-name="ce13" table:formula="of:=([.G16]/60)*20" office:value-type="float" office:value="325.166666666667" calcext:value-type="float">
            <text:p>325.2</text:p>
          </table:table-cell>
          <table:table-cell table:style-name="ce13" table:formula="of:=[.B35]/40" office:value-type="float" office:value="8.12916666666667" calcext:value-type="float">
            <text:p>8.1</text:p>
          </table:table-cell>
          <table:table-cell table:style-name="ce13" table:formula="of:=[.C35]/4" office:value-type="float" office:value="2.03229166666667" calcext:value-type="float">
            <text:p>2.0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50 units</text:p>
          </table:table-cell>
          <table:table-cell table:style-name="ce13" table:formula="of:=([.G16]/60)*50" office:value-type="float" office:value="812.916666666667" calcext:value-type="float">
            <text:p>812.9</text:p>
          </table:table-cell>
          <table:table-cell table:style-name="ce13" table:formula="of:=[.B36]/40" office:value-type="float" office:value="20.3229166666667" calcext:value-type="float">
            <text:p>20.3</text:p>
          </table:table-cell>
          <table:table-cell table:style-name="ce13" table:formula="of:=[.C36]/4" office:value-type="float" office:value="5.08072916666667" calcext:value-type="float">
            <text:p>5.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table table:name="funding_calculator" table:style-name="ta1">
        <table:table-column table:style-name="co16" table:default-cell-style-name="ce17"/>
        <table:table-column table:style-name="co17" table:default-cell-style-name="ce2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Default"/>
          <table:table-cell table:style-name="ce20"/>
          <table:table-cell table:number-columns-repeated="5"/>
        </table:table-row>
        <table:table-row table:style-name="ro5">
          <table:table-cell table:style-name="ce16" office:value-type="string" calcext:value-type="string" table:number-columns-spanned="2" table:number-rows-spanned="1">
            <text:p>Twoolhead funding goal calculator</text:p>
          </table:table-cell>
          <table:covered-table-cell table:style-name="ce2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style-name="ce18" office:value-type="string" calcext:value-type="string">
            <text:p>BOM</text:p>
          </table:table-cell>
          <table:table-cell table:style-name="ce22" table:formula="of:=[BOM.F37]" office:value-type="float" office:value="290.754674440695" calcext:value-type="float">
            <text:p>$290.75</text:p>
          </table:table-cell>
          <table:table-cell table:number-columns-repeated="5"/>
        </table:table-row>
        <table:table-row table:style-name="ro6">
          <table:table-cell table:style-name="ce18" office:value-type="string" calcext:value-type="string">
            <text:p>Labor</text:p>
          </table:table-cell>
          <table:table-cell table:style-name="ce22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7015.0934888139" calcext:value-type="float">
            <text:p>$7,015.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200" calcext:value-type="float">
            <text:p>$2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7585.84816325459" calcext:value-type="float">
            <text:p>$7,585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79.29240816273" calcext:value-type="float">
            <text:p>$379.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2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2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985.84816325459" calcext:value-type="float">
            <text:p>$7,985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37.589596734383" calcext:value-type="float">
            <text:p>$237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59.009371427822" calcext:value-type="float">
            <text:p>$559.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8782.4471314168" calcext:value-type="float">
            <text:p>$8,782.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39.12235657084" calcext:value-type="float">
            <text:p>$439.1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59.8299484081103" calcext:value-type="float">
            <text:p>$59.83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24" office:value-type="float" office:value="500" calcext:value-type="float">
            <text:p>$5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9"/>
          <table:table-cell table:style-name="ce2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25" table:formula="of:=CEILING([.B9]/([.B19]-[.B18])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2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9000" calcext:value-type="float">
            <text:p>$9,0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0350" calcext:value-type="float">
            <text:p>$10,350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7:21:38.386498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7-10-01T08:24:11.510959502</dc:date>
    <meta:editing-duration>P5DT5H32M18S</meta:editing-duration>
    <meta:editing-cycles>11</meta:editing-cycles>
    <meta:generator>LibreOffice/5.2.7.2$Linux_X86_64 LibreOffice_project/20m0$Build-2</meta:generator>
    <meta:document-statistic meta:table-count="3" meta:cell-count="429" meta:object-count="0"/>
  </office:meta>
</office:document-meta>
</file>